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1aca6"/>
      <style:text-properties fo:color="#55308d" style:text-underline-style="none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b66c"/>
      <style:text-properties fo:color="#55308d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81aca6"/>
      <style:text-properties fo:color="#55308d" style:text-underline-style="none" fo:font-weight="bold"/>
    </style:style>
    <style:style style:name="ce9" style:family="table-cell" style:parent-style-name="Default">
      <style:table-cell-properties fo:background-color="#ffa6a6"/>
    </style:style>
    <style:style style:name="ce4" style:family="table-cell" style:parent-style-name="Default" style:data-style-name="N100"/>
    <style:style style:name="ce5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6" table:default-cell-style-name="ce5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Order?</text:p>
          </table:table-cell>
          <table:table-cell table:style-name="ce3"/>
          <table:table-cell table:style-name="ce3" office:value-type="string" calcext:value-type="string">
            <text:p>Link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s</text:p>
          </table:table-cell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string" calcext:value-type="string">
            <text:p>Ics</text:p>
          </table:table-cell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USB 2.0 Transceiver</text:p>
          </table:table-cell>
          <table:table-cell office:value-type="string" calcext:value-type="string">
            <text:p>SOP-1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ttps://www.lcsc.com/product-detail/USB-ICs_WCH-Jiangsu-Qin-Heng-CH340G_C14267.html</text:p>
          </table:table-cell>
          <table:table-cell office:value-type="float" office:value="0.4805" calcext:value-type="float">
            <text:p>0.4805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Linear Voltage Regulator</text:p>
          </table:table-cell>
          <table:table-cell office:value-type="string" calcext:value-type="string">
            <text:p>SOT-22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https://www.lcsc.com/product-detail/Linear-Voltage-Regulators-LDO_HEERMICR-AMS1117-3-3_C5199435.html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Transistors</text:p>
          </table:table-cell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https://www.lcsc.com/product-detail/Bipolar-Transistors-BJT_GOODWORK-MMBT3904_C909754.html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 table:number-columns-repeated="3"/>
          <table:table-cell office:value-type="string" calcext:value-type="string">
            <text:p>https://www.lcsc.com/product-detail/Bipolar-Transistors-BJT_GOODWORK-MMBT3904_C909754.html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Xtals</text:p>
          </table:table-cell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Quartz Crystam</text:p>
          </table:table-cell>
          <table:table-cell office:value-type="string" calcext:value-type="string">
            <text:p>5.0x3.2x1.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ttps://www.lcsc.com/product-detail/Crystals_HCI-XC53G2-12-000-F20LJDT_C2842275.html</text:p>
          </table:table-cell>
          <table:table-cell office:value-type="float" office:value="0.1838" calcext:value-type="float">
            <text:p>0.1838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LEDs</text:p>
          </table:table-cell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table:style-name="ce9" office:value-type="string" calcext:value-type="string">
            <text:p>Green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ttps://www.lcsc.com/product-detail/_Yongyu-Photoelectric-_C434432.html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table:style-name="ce9" office:value-type="string" calcext:value-type="string">
            <text:p>Blue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ttps://www.lcsc.com/product-detail/_Yongyu-Photoelectric-_C434433.html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Resistors</text:p>
          </table:table-cell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https://www.lcsc.com/product-detail/Chip-Resistor-Surface-Mount_UNI-ROYAL-Uniroyal-Elec-0603WAF1002T5E_C25804.html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table:number-columns-repeated="2"/>
          <table:table-cell office:value-type="string" calcext:value-type="string">
            <text:p>https://www.lcsc.com/product-detail/Chip-Resistor-Surface-Mount_UNI-ROYAL-Uniroyal-Elec-0603WAF1002T5E_C25804.html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https://www.lcsc.com/product-detail/Chip-Resistor-Surface-Mount_UNI-ROYAL-Uniroyal-Elec-0603WAF5101T5E_C23186.html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table:number-columns-repeated="2"/>
          <table:table-cell office:value-type="string" calcext:value-type="string">
            <text:p>https://www.lcsc.com/product-detail/Chip-Resistor-Surface-Mount_UNI-ROYAL-Uniroyal-Elec-0603WAF5101T5E_C23186.html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table:style-name="ce9" office:value-type="string" calcext:value-type="string">
            <text:p>2K2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90</text:p>
          </table:table-cell>
          <table:table-cell table:number-columns-repeated="2"/>
          <table:table-cell office:value-type="string" calcext:value-type="string">
            <text:p>https://www.lcsc.com/product-detail/Chip-Resistor-Surface-Mount_UNI-ROYAL-Uniroyal-Elec-0603WAF2201T5E_C4190.html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table:style-name="ce9" office:value-type="string" calcext:value-type="string">
            <text:p>2K2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table:number-columns-repeated="2"/>
          <table:table-cell office:value-type="string" calcext:value-type="string">
            <text:p>https://www.lcsc.com/product-detail/Chip-Resistor-Surface-Mount_UNI-ROYAL-Uniroyal-Elec-0603WAF2201T5E_C4190.html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table:number-columns-repeated="2"/>
          <table:table-cell office:value-type="string" calcext:value-type="string">
            <text:p>https://www.lcsc.com/product-detail/Chip-Resistor-Surface-Mount_UNI-ROYAL-Uniroyal-Elec-0603WAF1002T5E_C25804.html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table:number-columns-repeated="2"/>
          <table:table-cell office:value-type="string" calcext:value-type="string">
            <text:p>https://www.lcsc.com/product-detail/Chip-Resistor-Surface-Mount_UNI-ROYAL-Uniroyal-Elec-0603WAF1002T5E_C25804.html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https://www.lcsc.com/product-detail/Multilayer-Ceramic-Capacitors-MLCC-SMD-SMT_YAGEO-CC0603JRNPO9BN220_C105620.html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https://www.lcsc.com/product-detail/Multilayer-Ceramic-Capacitors-MLCC-SMD-SMT_YAGEO-CC0603JRNPO9BN220_C105620.html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https://www.lcsc.com/product-detail/Multilayer-Ceramic-Capacitors-MLCC-SMD-SMT_YAGEO-CC0603KRX7R9BB103_C100042.html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https://www.lcsc.com/product-detail/Multilayer-Ceramic-Capacitors-MLCC-SMD-SMT_FH-Guangdong-Fenghua-Advanced-Tech-0603F104M500NT_C42998.html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Tantalum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https://www.lcsc.com/product-detail/Tantalum-Capacitors_Vishay-Intertech-293D226X0016C2TE3_C1957020.html</text:p>
          </table:table-cell>
          <table:table-cell office:value-type="float" office:value="0.3234" calcext:value-type="float">
            <text:p>0.3234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Connectors</text:p>
          </table:table-cell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USB-C</text:p>
          </table:table-cell>
          <table:table-cell table:number-columns-repeated="5"/>
          <table:table-cell office:value-type="string" calcext:value-type="string">
            <text:p>https://www.lcsc.com/product-detail/USB-Connectors_SHOU-HAN-TYPE-C-16PIN-2MD-073_C2765186.html</text:p>
          </table:table-cell>
          <table:table-cell office:value-type="float" office:value="0.0523" calcext:value-type="float">
            <text:p>0.0523</text:p>
          </table:table-cell>
        </table:table-row>
        <table:table-row table:style-name="ro1">
          <table:table-cell/>
          <table:table-cell office:value-type="string" calcext:value-type="string">
            <text:p>Um1</text:p>
          </table:table-cell>
          <table:table-cell office:value-type="string" calcext:value-type="string">
            <text:p>FlexyPin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style-name="Default"/>
          <table:table-cell office:value-type="string" calcext:value-type="string">
            <text:p>https://www.lectronz.com/products/flexypin-pack-of-10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Switches</text:p>
          </table:table-cell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pushbutto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ttps://www.lcsc.com/product-detail/Tactile%20Switches_SHOU-HAN-TS273014TP-180gf-098_C2858276.html</text:p>
          </table:table-cell>
          <table:table-cell office:value-type="float" office:value="0.1074" calcext:value-type="float">
            <text:p>0.1074</text:p>
          </table:table-cell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office:value-type="string" calcext:value-type="string">
            <text:p>DIP-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https://www.lcsc.com/product-detail/DIP-Switches_C-K-SDA01H1BD_C2689618.html</text:p>
          </table:table-cell>
          <table:table-cell office:value-type="float" office:value="0.7732" calcext:value-type="float">
            <text:p>0.7732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formula="of:=SUM([.J3:.J42])" office:value-type="float" office:value="4.5359" calcext:value-type="float">
            <text:p>4.5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-00-00</text:date>, <text:time style:data-style-name="N2" text:time-value="13:45:45.728122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22:55:34.241130108</meta:creation-date>
    <meta:generator>LibreOffice/7.0.4.2$Linux_X86_64 LibreOffice_project/00$Build-2</meta:generator>
    <dc:date>2023-07-14T13:51:47.501550230</dc:date>
    <meta:editing-duration>PT1H59M33S</meta:editing-duration>
    <meta:editing-cycles>14</meta:editing-cycles>
    <meta:document-statistic meta:table-count="1" meta:cell-count="170" meta:object-count="0"/>
  </office:meta>
</office:document-meta>
</file>